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91eb3a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92384f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1eb3a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2384f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1c9ce" officeooo:paragraph-rsid="00839de2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2384f" officeooo:paragraph-rsid="0092384f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1eb3a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2384f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91eb3a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1eb3a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2384f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91eb3a" officeooo:paragraph-rsid="0091eb3a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91eb3a" officeooo:paragraph-rsid="0092384f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1eb3a" style:font-name-asian="Ubuntu2" style:font-size-asian="8pt" style:font-name-complex="Ubuntu2" style:font-size-complex="8pt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2384f" style:font-name-asian="Ubuntu2" style:font-size-asian="8pt" style:font-name-complex="Ubuntu2" style:font-size-complex="8pt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ddfce" officeooo:paragraph-rsid="00839de2" style:font-name-asian="Ubuntu2" style:font-size-asian="8pt" style:font-name-complex="Ubuntu2" style:font-size-complex="8pt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ddfce" officeooo:paragraph-rsid="0091eb3a" style:font-name-asian="Ubuntu2" style:font-size-asian="8pt" style:font-name-complex="Ubuntu2" style:font-size-complex="8pt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ddfce" officeooo:paragraph-rsid="0092384f" style:font-name-asian="Ubuntu2" style:font-size-asian="8pt" style:font-name-complex="Ubuntu2" style:font-size-complex="8pt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98af6" officeooo:paragraph-rsid="00839de2" style:font-name-asian="Ubuntu2" style:font-size-asian="8pt" style:font-name-complex="Ubuntu2" style:font-size-complex="8pt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1eb3a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2384f"/>
    </style:style>
    <style:style style:name="P32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3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34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3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1eb3a" officeooo:paragraph-rsid="0091eb3a" style:font-name-asian="Ubuntu2" style:font-size-asian="8pt" style:font-name-complex="Ubuntu2" style:font-size-complex="8pt"/>
    </style:style>
    <style:style style:name="P36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1eb3a" officeooo:paragraph-rsid="0091eb3a" style:font-name-asian="Ubuntu2" style:font-size-asian="8pt" style:font-name-complex="Ubuntu2" style:font-size-complex="8pt"/>
    </style:style>
    <style:style style:name="P37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384f" officeooo:paragraph-rsid="0092384f" style:font-name-asian="Ubuntu2" style:font-size-asian="8pt" style:font-name-complex="Ubuntu2" style:font-size-complex="8pt"/>
    </style:style>
    <style:style style:name="P3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31d1d" officeooo:paragraph-rsid="00931d1d" style:font-name-asian="Ubuntu2" style:font-size-asian="8pt" style:font-name-complex="Ubuntu2" style:font-size-complex="8pt"/>
    </style:style>
    <style:style style:name="P39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" fo:font-size="8pt" officeooo:rsid="00645e56" officeooo:paragraph-rsid="0091eb3a" style:font-name-asian="Ubuntu2" style:font-size-asian="8pt" style:font-name-complex="Ubuntu2" style:font-size-complex="8pt"/>
    </style:style>
    <style:style style:name="P40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" fo:font-size="8pt" officeooo:rsid="00645e56" officeooo:paragraph-rsid="0092384f" style:font-name-asian="Ubuntu2" style:font-size-asian="8pt" style:font-name-complex="Ubuntu2" style:font-size-complex="8pt"/>
    </style:style>
    <style:style style:name="P41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94f4f2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5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45e56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987d9f" style:font-name-asian="Ubuntu2" style:font-size-asian="8pt" style:font-name-complex="Ubuntu2" style:font-size-complex="8pt"/>
    </style:style>
    <style:style style:name="T10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91eb3a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92384f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none" officeooo:rsid="0094f4f2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645e56"/>
    </style:style>
    <style:style style:name="T18" style:family="text">
      <style:text-properties style:text-underline-style="solid" style:text-underline-width="auto" style:text-underline-color="font-color" officeooo:rsid="006ddfce"/>
    </style:style>
    <style:style style:name="T19" style:family="text">
      <style:text-properties style:text-underline-style="solid" style:text-underline-width="auto" style:text-underline-color="font-color" officeooo:rsid="0091eb3a"/>
    </style:style>
    <style:style style:name="T20" style:family="text">
      <style:text-properties style:text-underline-style="solid" style:text-underline-width="auto" style:text-underline-color="font-color" officeooo:rsid="0092384f"/>
    </style:style>
    <style:style style:name="T21" style:family="text">
      <style:text-properties officeooo:rsid="00645e56"/>
    </style:style>
    <style:style style:name="T22" style:family="text">
      <style:text-properties officeooo:rsid="0065f891"/>
    </style:style>
    <style:style style:name="T23" style:family="text">
      <style:text-properties officeooo:rsid="006bb910"/>
    </style:style>
    <style:style style:name="T24" style:family="text">
      <style:text-properties officeooo:rsid="008c5398"/>
    </style:style>
    <style:style style:name="T25" style:family="text">
      <style:text-properties officeooo:rsid="0091eb3a"/>
    </style:style>
    <style:style style:name="T26" style:family="text">
      <style:text-properties officeooo:rsid="0092384f"/>
    </style:style>
    <style:style style:name="T27" style:family="text">
      <style:text-properties officeooo:rsid="00931d1d"/>
    </style:style>
    <style:style style:name="T28" style:family="text">
      <style:text-properties officeooo:rsid="0096c9dc"/>
    </style:style>
    <style:style style:name="T29" style:family="text">
      <style:text-properties officeooo:rsid="00996e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rogramação Orientada a Objetos</text:p>
      <text:p text:style-name="P10"/>
      <text:p text:style-name="P32"><text:span text:style-name="T1">Prof. D</text:span><text:span text:style-name="T2">elano</text:span><text:span text:style-name="T1"> </text:span><text:span text:style-name="T3">M. </text:span><text:span text:style-name="T2">Beder </text:span></text:p>
      <text:p text:style-name="P11"/>
      <text:p text:style-name="P34"/>
      <text:p text:style-name="P21">Roteiro <text:span text:style-name="T24">1</text:span><text:span text:style-name="T28">4</text:span><text:span text:style-name="T24"> – Classes Abstratas</text:span></text:p>
      <text:p text:style-name="P21"/>
      <text:p text:style-name="P33"><text:span text:style-name="T4">1. </text:span><text:span text:style-name="T6">Crie um projeto (</text:span><text:span text:style-name="T10">C++</text:span><text:span text:style-name="T6">) denominado </text:span><text:span text:style-name="T12">Funcionario</text:span></text:p>
      <text:p text:style-name="P28"/>
      <text:p text:style-name="P29"><text:bookmark-start text:name="__DdeLink__356_699604837"/><text:span text:style-name="T8">2. Implementação da abstração </text:span><text:span text:style-name="T9">Funcionário</text:span></text:p>
      <text:p text:style-name="P29"><text:span text:style-name="T5"><text:line-break/></text:span><text:span text:style-name="T11">Nova classe C++</text:span><text:span text:style-name="T6"> denominad</text:span><text:span text:style-name="T7">a</text:span><text:span text:style-name="T6"> </text:span><text:span text:style-name="T12">Funcionario</text:span></text:p>
      <text:p text:style-name="P22"/>
      <text:p text:style-name="P29"><text:span text:style-name="T14">D</text:span><text:span text:style-name="T15">ois arquivos: </text:span><text:span text:style-name="T12">Funcionario</text:span><text:span text:style-name="T11">.h</text:span><text:span text:style-name="T15"> (Cabeçalho) e </text:span><text:span text:style-name="T12">Funcionario</text:span><text:span text:style-name="T11">.cpp</text:span><text:span text:style-name="T15"> (Código-fonte)</text:span></text:p>
      <text:p text:style-name="P12"/>
      <text:p text:style-name="P16">2.1 Arquivo <text:span text:style-name="T19">Funcionario</text:span><text:span text:style-name="T16">.h</text:span></text:p>
      <text:p text:style-name="P25"/>
      <text:p text:style-name="P19">Note que Funcionario é uma classe abstrata pois contem um método abstrato – getProfissao() - que precisa ser obrigatoriamente implementada pelas subclasses</text:p>
      <text:p text:style-name="P16"/>
      <text:p text:style-name="P36">#ifndef FUNCIONARIO_H</text:p>
      <text:p text:style-name="P36">#define FUNCIONARIO_H</text:p>
      <text:p text:style-name="P36"/>
      <text:p text:style-name="P36">#include &lt;string&gt;</text:p>
      <text:p text:style-name="P36">#include &lt;iostream&gt;</text:p>
      <text:p text:style-name="P36">using namespace std;</text:p>
      <text:p text:style-name="P36"/>
      <text:p text:style-name="P36">class Funcionario { </text:p>
      <text:p text:style-name="P36">public:</text:p>
      <text:p text:style-name="P36"><text:s text:c="4"/>Funcionario(int CPF, string nome);</text:p>
      <text:p text:style-name="P36"><text:s text:c="4"/>virtual ~Funcionario();</text:p>
      <text:p text:style-name="P36"><text:s text:c="4"/>virtual void imprime() <text:span text:style-name="T29">const</text:span>;</text:p>
      <text:p text:style-name="P36"><text:s text:c="4"/>virtual string getProfissao() <text:span text:style-name="T29">const </text:span>= 0; // método abstrato</text:p>
      <text:p text:style-name="P36">private:</text:p>
      <text:p text:style-name="P36"><text:s text:c="4"/>int CPF;</text:p>
      <text:p text:style-name="P36"><text:s text:c="4"/>string nome;</text:p>
      <text:p text:style-name="P36">};</text:p>
      <text:p text:style-name="P36"/>
      <text:p text:style-name="P36">#endif /* FUNCIONARIO_H */</text:p>
      <text:p text:style-name="P4"/>
      <text:p text:style-name="P4"><text:span text:style-name="T21">2</text:span>.<text:span text:style-name="T21">2 Arquivo </text:span><text:span text:style-name="T19">Funcionario</text:span><text:span text:style-name="T17">.c</text:span><text:span text:style-name="T18">pp</text:span></text:p>
      <text:p text:style-name="P4"/>
      <text:p text:style-name="P35">#include "Funcionario.h"</text:p>
      <text:p text:style-name="P35"/>
      <text:p text:style-name="P35">Funcionario::Funcionario(int CPF, string nome) :</text:p>
      <text:p text:style-name="P35">CPF(CPF), nome(nome) {</text:p>
      <text:p text:style-name="P35">}</text:p>
      <text:p text:style-name="P35"/>
      <text:p text:style-name="P35">Funcionario::~Funcionario() {</text:p>
      <text:p text:style-name="P35">}</text:p>
      <text:p text:style-name="P35"/>
      <text:p text:style-name="P35">void Funcionario::imprime() <text:span text:style-name="T29">const </text:span>{</text:p>
      <text:p text:style-name="P35"><text:s text:c="4"/>cout &lt;&lt; "Nome : " &lt;&lt; nome &lt;&lt; endl;</text:p>
      <text:p text:style-name="P35"><text:s text:c="4"/>cout &lt;&lt; "CPF : " &lt;&lt; CPF &lt;&lt; endl;</text:p>
      <text:p text:style-name="P35"><text:s text:c="4"/>cout &lt;&lt; "Profissão : " &lt;&lt; getProfissao() &lt;&lt; endl;</text:p>
      <text:p text:style-name="P35">}</text:p>
      <text:p text:style-name="P1"><text:bookmark-end text:name="__DdeLink__356_699604837"/></text:p>
      <text:p text:style-name="P15"/>
      <text:p text:style-name="P39"><text:bookmark-start text:name="__DdeLink__714_699604837"/><text:span text:style-name="T25">3</text:span>. Implementação da abstração <text:span text:style-name="T25">Médico</text:span></text:p>
      <text:p text:style-name="P30"><text:span text:style-name="T5"><text:line-break/></text:span><text:span text:style-name="T11">Nova classe C++</text:span><text:span text:style-name="T6"> denominad</text:span><text:span text:style-name="T7">a</text:span><text:span text:style-name="T6"> </text:span><text:span text:style-name="T12">Medico</text:span></text:p>
      <text:p text:style-name="P23"/>
      <text:p text:style-name="P30"><text:span text:style-name="T14">D</text:span><text:span text:style-name="T15">ois arquivos: </text:span><text:span text:style-name="T12">Medico</text:span><text:span text:style-name="T11">.h</text:span><text:span text:style-name="T15"> (Cabeçalho) e </text:span><text:span text:style-name="T12">Medico</text:span><text:span text:style-name="T11">.cpp</text:span><text:span text:style-name="T15"> (Código-fonte)</text:span></text:p>
      <text:p text:style-name="P13"/>
      <text:p text:style-name="P17"><text:span text:style-name="T25">3</text:span>.1 Arquivo <text:span text:style-name="T19">Medico</text:span><text:span text:style-name="T16">.h</text:span></text:p>
      <text:p text:style-name="P26"/>
      <text:p text:style-name="P19">Note que Medico é uma subclasse da classe abstrata Funcionario. Essa classe deve <text:span text:style-name="T26">obrigatoriamente </text:span>implementar o método getProfissao()</text:p>
      <text:p text:style-name="P17"/>
      <text:p text:style-name="P36">#ifndef MEDICO_H</text:p>
      <text:p text:style-name="P36">#define MEDICO_H</text:p>
      <text:p text:style-name="P36"/>
      <text:p text:style-name="P36">#include "Funcionario.h"</text:p>
      <text:p text:style-name="P36"/>
      <text:p text:style-name="P36">class Medico : public Funcionario {</text:p>
      <text:p text:style-name="P36">public:</text:p>
      <text:p text:style-name="P36"><text:s text:c="4"/>Medico(int CPF, string nome, string especialidade);</text:p>
      <text:p text:style-name="P36"><text:s text:c="4"/>virtual ~Medico();</text:p>
      <text:p text:style-name="P36"><text:s text:c="4"/>virtual void imprime() <text:span text:style-name="T29">const</text:span>;</text:p>
      <text:p text:style-name="P36"><text:s text:c="4"/>virtual string getProfissao() <text:span text:style-name="T29">const</text:span>;</text:p>
      <text:p text:style-name="P36">private:</text:p>
      <text:p text:style-name="P36"><text:s text:c="4"/>string especialidade;</text:p>
      <text:p text:style-name="P36">};</text:p>
      <text:p text:style-name="P36"/>
      <text:p text:style-name="P36">#endif /* MEDICO_H */</text:p>
      <text:p text:style-name="P5"/>
      <text:p text:style-name="P5"><text:span text:style-name="T21">3</text:span>.<text:span text:style-name="T21">2 Arquivo </text:span><text:span text:style-name="T19">Medico</text:span><text:span text:style-name="T17">.c</text:span><text:span text:style-name="T18">pp</text:span></text:p>
      <text:p text:style-name="P9"/>
      <text:p text:style-name="P35">#include "Medico.h"</text:p>
      <text:p text:style-name="P35"/>
      <text:p text:style-name="P35">Medico::Medico(int CPF, string nome, string especialidade) :</text:p>
      <text:p text:style-name="P35">Funcionario(CPF, nome), especialidade(especialidade) {</text:p>
      <text:p text:style-name="P35">}</text:p>
      <text:p text:style-name="P35"/>
      <text:p text:style-name="P35">Medico::~Medico() {</text:p>
      <text:p text:style-name="P35">}</text:p>
      <text:p text:style-name="P35"/>
      <text:p text:style-name="P35">void Medico::imprime() <text:span text:style-name="T29">const </text:span>{</text:p>
      <text:p text:style-name="P35"><text:s text:c="4"/>Funcionario::imprime();</text:p>
      <text:p text:style-name="P35"><text:s text:c="4"/>cout &lt;&lt; "Especialidade : " &lt;&lt; especialidade &lt;&lt; endl;</text:p>
      <text:p text:style-name="P35">}</text:p>
      <text:p text:style-name="P35"/>
      <text:p text:style-name="P35">string Medico::getProfissao() <text:span text:style-name="T29">const </text:span>{</text:p>
      <text:p text:style-name="P35"><text:s text:c="4"/>return "Médico";</text:p>
      <text:p text:style-name="P35">}</text:p>
      <text:p text:style-name="P2"><text:bookmark-end text:name="__DdeLink__714_699604837"/></text:p>
      <text:p text:style-name="P40"><text:span text:style-name="T26">4</text:span>. Implementação da abstração <text:span text:style-name="T26">Enfermeiro</text:span></text:p>
      <text:p text:style-name="P31"><text:span text:style-name="T5"><text:line-break/></text:span><text:span text:style-name="T11">Nova classe C++</text:span><text:span text:style-name="T6"> denominad</text:span><text:span text:style-name="T7">a</text:span><text:span text:style-name="T6"> </text:span><text:span text:style-name="T13">Enfermeiro</text:span></text:p>
      <text:p text:style-name="P24"/>
      <text:p text:style-name="P31"><text:span text:style-name="T14">D</text:span><text:span text:style-name="T15">ois arquivos: </text:span><text:span text:style-name="T13">Enfermeiro</text:span><text:span text:style-name="T11">.h</text:span><text:span text:style-name="T15"> (Cabeçalho) e </text:span><text:span text:style-name="T13">Enfermeiro</text:span><text:span text:style-name="T11">.cpp</text:span><text:span text:style-name="T15"> (Código-fonte)</text:span></text:p>
      <text:p text:style-name="P14"/>
      <text:p text:style-name="P18"><text:span text:style-name="T27">4</text:span>.1 Arquivo <text:span text:style-name="T20">Enfermeiro</text:span><text:span text:style-name="T16">.h</text:span></text:p>
      <text:p text:style-name="P27"/>
      <text:p text:style-name="P20">Note que <text:span text:style-name="T26">Enfermeiro</text:span> é uma subclasse da classe abstrata Funcionario. Essa classe deve <text:span text:style-name="T26">obrigatoriamente </text:span>implementar o método getProfissao()</text:p>
      <text:p text:style-name="P18"/>
      <text:p text:style-name="P37">#ifndef ENFERMEIRO_H</text:p>
      <text:p text:style-name="P37">#define ENFERMEIRO_H</text:p>
      <text:p text:style-name="P37"/>
      <text:p text:style-name="P37">#include "Funcionario.h"</text:p>
      <text:p text:style-name="P37"/>
      <text:p text:style-name="P37">class Enfermeiro : public Funcionario{</text:p>
      <text:p text:style-name="P37">public:</text:p>
      <text:p text:style-name="P37"><text:s text:c="4"/>Enfermeiro(int CPF, string nome, int CRE);</text:p>
      <text:p text:style-name="P37"><text:s text:c="4"/>virtual ~Enfermeiro();</text:p>
      <text:p text:style-name="P37"><text:s text:c="4"/>virtual void imprime() <text:span text:style-name="T29">const</text:span>;</text:p>
      <text:p text:style-name="P37"><text:s text:c="4"/>virtual string getProfissao() <text:span text:style-name="T29">const</text:span>;</text:p>
      <text:p text:style-name="P37">private:</text:p>
      <text:p text:style-name="P37"><text:s text:c="4"/>int CRE; // <text:span text:style-name="T27">Número de registro no </text:span>Conselho Regional de Enfermagem</text:p>
      <text:p text:style-name="P37">};</text:p>
      <text:p text:style-name="P37"/>
      <text:p text:style-name="P37">#endif /* ENFERMEIRO_H */</text:p>
      <text:p text:style-name="P6"/>
      <text:p text:style-name="P6"><text:span text:style-name="T27">4</text:span>.<text:span text:style-name="T21">2 Arquivo </text:span><text:span text:style-name="T20">Enfermeiro</text:span><text:span text:style-name="T17">.c</text:span><text:span text:style-name="T18">pp</text:span></text:p>
      <text:p text:style-name="P6"/>
      <text:p text:style-name="P38">#include "Enfermeiro.h"</text:p>
      <text:p text:style-name="P38"/>
      <text:p text:style-name="P38">Enfermeiro::Enfermeiro(int CPF, string nome, int CRE) :</text:p>
      <text:p text:style-name="P38">Funcionario(CPF, nome), CRE(CRE) {</text:p>
      <text:p text:style-name="P38">}</text:p>
      <text:p text:style-name="P38"/>
      <text:p text:style-name="P38">Enfermeiro::~Enfermeiro() {</text:p>
      <text:p text:style-name="P38">}</text:p>
      <text:p text:style-name="P38"/>
      <text:p text:style-name="P38">void Enfermeiro::imprime() <text:span text:style-name="T29">const </text:span>{</text:p>
      <text:p text:style-name="P38"><text:s text:c="4"/>Funcionario::imprime();</text:p>
      <text:p text:style-name="P38"><text:s text:c="4"/>cout &lt;&lt; "CRE : " &lt;&lt; CRE &lt;&lt; endl;</text:p>
      <text:p text:style-name="P38">}</text:p>
      <text:p text:style-name="P38"/>
      <text:p text:style-name="P38">string Enfermeiro::getProfissao() <text:span text:style-name="T29">const </text:span>{</text:p>
      <text:p text:style-name="P38"><text:s text:c="4"/>return "Enfermeiro";</text:p>
      <text:p text:style-name="P38">}</text:p>
      <text:p text:style-name="P3"/>
      <text:p text:style-name="P6"><text:span text:style-name="T27">5</text:span>. <text:span text:style-name="T22">Arquivo main.cpp</text:span></text:p>
      <text:p text:style-name="P4"/>
      <text:p text:style-name="P38">#include "Medico.h"</text:p>
      <text:p text:style-name="P38">#include "Enfermeiro.h"</text:p>
      <text:p text:style-name="P38"/>
      <text:p text:style-name="P38">int main(int argc, char** argv) {</text:p>
      <text:p text:style-name="P38"><text:s text:c="4"/></text:p>
      <text:p text:style-name="P38"><text:s text:c="4"/>Medico m(12345, "Dr. House", "Neurologista");</text:p>
      <text:p text:style-name="P38"><text:s text:c="4"/>m.imprime();</text:p>
      <text:p text:style-name="P38"><text:s text:c="4"/></text:p>
      <text:p text:style-name="P38"><text:s text:c="4"/>cout &lt;&lt; endl;</text:p>
      <text:p text:style-name="P38"><text:s text:c="4"/></text:p>
      <text:p text:style-name="P38"><text:s text:c="4"/>Enfermeiro e(67890, "Nurse Beth", 12345);</text:p>
      <text:p text:style-name="P38"><text:s text:c="4"/>e.imprime();</text:p>
      <text:p text:style-name="P38"><text:s text:c="4"/></text:p>
      <text:p text:style-name="P38"/>
      <text:p text:style-name="P38"><text:s text:c="4"/>return 0;</text:p>
      <text:p text:style-name="P38">}</text:p>
      <text:p text:style-name="P7"/>
      <text:p text:style-name="P7"><text:span text:style-name="T27">6</text:span>. Compile e execute (verifique <text:span text:style-name="T23">a</text:span> <text:span text:style-name="T23">saída impressa</text:span>)</text:p>
      <text:p text:style-name="P7"/>
      <text:p text:style-name="P8"><text:span text:style-name="T27">7</text:span>. F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2T16:11:21.443303594</dc:date>
    <meta:editing-duration>PT7H51M39S</meta:editing-duration>
    <meta:editing-cycles>87</meta:editing-cycles>
    <meta:document-statistic meta:table-count="0" meta:image-count="0" meta:object-count="0" meta:page-count="3" meta:paragraph-count="118" meta:word-count="436" meta:character-count="3387" meta:non-whitespace-character-count="2918"/>
  </office:meta>
</office:document-meta>
</file>